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Vet"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Buxton Sketch" svg:font-family="'Buxton Sketch'" style:font-adornments="Bold"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rminal">
      <style:text-properties fo:language="en" fo:country="US"/>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style:font-name="Times New Roman" fo:font-size="12pt" fo:language="en" fo:country="US" style:font-size-asian="12pt" style:font-size-complex="12pt"/>
    </style:style>
    <style:style style:name="P4" style:family="paragraph" style:parent-style-name="Text_20_body">
      <style:paragraph-properties fo:text-align="start" style:justify-single-word="false"/>
      <style:text-properties style:font-name="Times New Roman" fo:font-size="12pt" fo:language="en" fo:country="US" style:font-size-asian="12pt" style:font-size-complex="12pt"/>
    </style:style>
    <style:style style:name="P5" style:family="paragraph" style:parent-style-name="Text_20_body">
      <style:text-properties style:font-name="Times New Roman" fo:font-size="12pt" fo:language="en" fo:country="US" fo:font-weight="normal" style:font-size-asian="12pt" style:font-weight-asian="normal" style:font-size-complex="12pt" style:font-weight-complex="normal"/>
    </style:style>
    <style:style style:name="P6" style:family="paragraph" style:parent-style-name="Text_20_body">
      <style:text-properties fo:language="en" fo:country="US"/>
    </style:style>
    <style:style style:name="P7" style:family="paragraph" style:parent-style-name="Text_20_body">
      <style:text-properties fo:font-size="12pt" fo:language="en" fo:country="US" style:font-size-asian="12pt" style:font-size-complex="12pt"/>
    </style:style>
    <style:style style:name="P8" style:family="paragraph" style:parent-style-name="Text_20_body">
      <style:text-properties style:font-name="Arial" fo:font-size="14pt" style:font-size-asian="14pt" style:font-size-complex="14pt"/>
    </style:style>
    <style:style style:name="P9" style:family="paragraph" style:parent-style-name="Text_20_body">
      <style:text-properties style:font-name="Arial" fo:font-size="14pt" fo:language="en" fo:country="US" style:font-size-asian="14pt" style:font-size-complex="14pt"/>
    </style:style>
    <style:style style:name="P10" style:family="paragraph" style:parent-style-name="Text_20_body">
      <style:paragraph-properties fo:text-align="center" style:justify-single-word="false"/>
      <style:text-properties fo:font-style="italic" style:font-style-asian="italic" style:font-style-complex="italic"/>
    </style:style>
    <style:style style:name="P11" style:family="paragraph" style:parent-style-name="Heading">
      <style:text-properties fo:language="en" fo:country="US"/>
    </style:style>
    <style:style style:name="P12" style:family="paragraph" style:parent-style-name="Heading">
      <style:paragraph-properties fo:text-align="center" style:justify-single-word="false"/>
      <style:text-properties fo:language="en" fo:country="US"/>
    </style:style>
    <style:style style:name="P13" style:family="paragraph" style:parent-style-name="Heading">
      <style:text-properties fo:font-size="14pt" fo:language="en" fo:country="US" style:font-size-asian="14pt" style:font-size-complex="14pt"/>
    </style:style>
    <style:style style:name="P14" style:family="paragraph" style:parent-style-name="Heading">
      <style:text-properties style:font-name="Arial" fo:font-size="14pt" fo:language="en" fo:country="US" style:font-size-asian="14pt" style:font-size-complex="14pt"/>
    </style:style>
    <style:style style:name="P15" style:family="paragraph" style:parent-style-name="Heading">
      <style:text-properties style:font-name="Times New Roman" fo:font-size="12pt" fo:language="en" fo:country="US" style:font-size-asian="12pt" style:font-size-complex="12pt"/>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Heading_20_1">
      <style:paragraph-properties fo:text-align="center" style:justify-single-word="false" fo:break-before="page"/>
      <style:text-properties style:font-name="Times New Roman"/>
    </style:style>
    <style:style style:name="P20" style:family="paragraph" style:parent-style-name="Heading_20_1">
      <style:paragraph-properties fo:text-align="center" style:justify-single-word="false" fo:break-before="page"/>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Text_20_body">
      <style:paragraph-properties fo:text-align="end" style:justify-single-word="false"/>
      <style:text-properties style:font-name="AngsanaUPC" fo:font-size="12pt" fo:language="en" fo:country="US" fo:font-style="normal" fo:font-weight="bold" style:font-size-asian="12pt" style:font-style-asian="normal" style:font-weight-asian="bold" style:font-size-complex="12pt" style:font-style-complex="normal" style:font-weight-complex="bold"/>
    </style:style>
    <style:style style:name="P24" style:family="paragraph" style:parent-style-name="Text_20_body">
      <style:paragraph-properties fo:text-align="center" style:justify-single-word="false"/>
      <style:text-properties fo:font-size="12pt" fo:language="en" fo:country="US" fo:font-style="italic" style:font-size-asian="12pt" style:font-style-asian="italic" style:font-size-complex="12pt" style:font-style-complex="italic"/>
    </style:style>
    <style:style style:name="P25" style:family="paragraph" style:parent-style-name="Text_20_body">
      <style:paragraph-properties fo:text-align="center" style:justify-single-word="false"/>
      <style:text-properties fo:font-size="14pt" fo:language="en" fo:country="US" style:font-size-asian="14pt" style:font-size-complex="14pt"/>
    </style:style>
    <style:style style:name="P26" style:family="paragraph" style:parent-style-name="Text_20_body">
      <style:text-properties style:font-name="Times New Roman" fo:font-size="12pt" fo:language="en" fo:country="US" style:font-size-asian="12pt" style:font-size-complex="12pt"/>
    </style:style>
    <style:style style:name="P27" style:family="paragraph" style:parent-style-name="Text_20_body">
      <style:paragraph-properties fo:text-align="end" style:justify-single-word="false"/>
      <style:text-properties style:font-name="Times New Roman" fo:font-size="12pt" fo:language="en" fo:country="US" fo:font-style="normal" style:font-size-asian="12pt" style:font-style-asian="normal" style:font-size-complex="12pt" style:font-style-complex="normal"/>
    </style:style>
    <style:style style:name="T1" style:family="text">
      <style:text-properties fo:language="en" fo:country="US"/>
    </style:style>
    <style:style style:name="T2" style:family="text">
      <style:text-properties fo:font-size="12pt" style:font-size-asian="12pt" style:font-size-complex="12pt"/>
    </style:style>
    <style:style style:name="T3" style:family="text">
      <style:text-properties fo:font-size="12pt" fo:language="en" fo:country="US" style:font-size-asian="12pt" style:font-size-complex="12pt"/>
    </style:style>
    <style:style style:name="T4" style:family="text">
      <style:text-properties fo:color="#111111" fo:background-color="#eeeeee"/>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size="12pt" fo:language="en" fo:country="US" style:font-size-asian="12pt" style:font-size-complex="12pt"/>
    </style:style>
    <style:style style:name="T10" style:family="text">
      <style:text-properties style:font-name="Times New Roman" fo:font-size="12pt" fo:language="en" fo:country="US" fo:font-weight="bold" style:font-size-asian="12pt" style:font-weight-asian="bold" style:font-size-complex="12pt" style:font-weight-complex="bold"/>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style="italic" style:font-size-asian="12pt" style:font-style-asian="italic" style:font-size-complex="12pt"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By Bas v0.1.2</text:p>
      <text:table-of-content text:style-name="Sect1" text:name="Table of Contents1">
        <text:table-of-content-source text:outline-level="3">
          <text:index-title-template text:style-name="Contents_20_Heading">Oxide Rust Experimental Plugins Manual</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Oxide Rust Experimental Plugins Manual</text:p>
          </text:index-title>
          <text:p text:style-name="P16"><text:a xlink:type="simple" xlink:href="#__RefHeading__1821_922139706" text:style-name="Internet_20_link" text:visited-style-name="Internet_20_link">Part 1 The Server</text:a><text:tab/><text:a xlink:type="simple" xlink:href="#__RefHeading__1821_922139706" text:style-name="Internet_20_link" text:visited-style-name="Internet_20_link"><text:span text:style-name="Internet_20_link">2</text:span></text:a></text:p>
          <text:p text:style-name="P17"><text:a xlink:type="simple" xlink:href="#__RefHeading__1823_922139706" text:style-name="Internet_20_link" text:visited-style-name="Internet_20_link">Installing steamcmd</text:a><text:tab/><text:a xlink:type="simple" xlink:href="#__RefHeading__1823_922139706" text:style-name="Internet_20_link" text:visited-style-name="Internet_20_link"><text:span text:style-name="Internet_20_link">2</text:span></text:a></text:p>
          <text:p text:style-name="P17"><text:a xlink:type="simple" xlink:href="#__RefHeading__1825_922139706" text:style-name="Internet_20_link" text:visited-style-name="Internet_20_link">Install / update Rust Experimental Server manually</text:a><text:tab/><text:a xlink:type="simple" xlink:href="#__RefHeading__1825_922139706" text:style-name="Internet_20_link" text:visited-style-name="Internet_20_link"><text:span text:style-name="Internet_20_link">2</text:span></text:a></text:p>
          <text:p text:style-name="P17"><text:a xlink:type="simple" xlink:href="#__RefHeading__1827_922139706" text:style-name="Internet_20_link" text:visited-style-name="Internet_20_link">Install / update Rust Experimental Server using a shortcut</text:a><text:tab/><text:a xlink:type="simple" xlink:href="#__RefHeading__1827_922139706" text:style-name="Internet_20_link" text:visited-style-name="Internet_20_link"><text:span text:style-name="Internet_20_link">2</text:span></text:a></text:p>
          <text:p text:style-name="P17"><text:a xlink:type="simple" xlink:href="#__RefHeading__1829_922139706" text:style-name="Internet_20_link" text:visited-style-name="Internet_20_link">Load Vanilla Rust Experimental Servers using shortcuts</text:a><text:tab/><text:a xlink:type="simple" xlink:href="#__RefHeading__1829_922139706" text:style-name="Internet_20_link" text:visited-style-name="Internet_20_link"><text:span text:style-name="Internet_20_link">3</text:span></text:a></text:p>
          <text:p text:style-name="P17"><text:a xlink:type="simple" xlink:href="#__RefHeading__1831_922139706" text:style-name="Internet_20_link" text:visited-style-name="Internet_20_link">Server Options</text:a><text:tab/><text:a xlink:type="simple" xlink:href="#__RefHeading__1831_922139706" text:style-name="Internet_20_link" text:visited-style-name="Internet_20_link"><text:span text:style-name="Internet_20_link">3</text:span></text:a></text:p>
          <text:p text:style-name="P17"><text:a xlink:type="simple" xlink:href="#__RefHeading__1833_922139706" text:style-name="Internet_20_link" text:visited-style-name="Internet_20_link">Connect to your game</text:a><text:tab/><text:a xlink:type="simple" xlink:href="#__RefHeading__1833_922139706" text:style-name="Internet_20_link" text:visited-style-name="Internet_20_link"><text:span text:style-name="Internet_20_link">4</text:span></text:a></text:p>
          <text:p text:style-name="P17"><text:a xlink:type="simple" xlink:href="#__RefHeading__1835_922139706" text:style-name="Internet_20_link" text:visited-style-name="Internet_20_link">Get your steamID</text:a><text:tab/><text:a xlink:type="simple" xlink:href="#__RefHeading__1835_922139706" text:style-name="Internet_20_link" text:visited-style-name="Internet_20_link"><text:span text:style-name="Internet_20_link">4</text:span></text:a></text:p>
          <text:p text:style-name="P17"><text:a xlink:type="simple" xlink:href="#__RefHeading__1837_922139706" text:style-name="Internet_20_link" text:visited-style-name="Internet_20_link">Console commands at the server</text:a><text:tab/><text:a xlink:type="simple" xlink:href="#__RefHeading__1837_922139706" text:style-name="Internet_20_link" text:visited-style-name="Internet_20_link"><text:span text:style-name="Internet_20_link">5</text:span></text:a></text:p>
          <text:p text:style-name="P17"><text:a xlink:type="simple" xlink:href="#__RefHeading__1839_922139706" text:style-name="Internet_20_link" text:visited-style-name="Internet_20_link">Make your steamID admin or moderator</text:a><text:tab/><text:a xlink:type="simple" xlink:href="#__RefHeading__1839_922139706" text:style-name="Internet_20_link" text:visited-style-name="Internet_20_link"><text:span text:style-name="Internet_20_link">5</text:span></text:a></text:p>
          <text:p text:style-name="P17"><text:a xlink:type="simple" xlink:href="#__RefHeading__1841_922139706" text:style-name="Internet_20_link" text:visited-style-name="Internet_20_link">Server Config Files</text:a><text:tab/><text:a xlink:type="simple" xlink:href="#__RefHeading__1841_922139706" text:style-name="Internet_20_link" text:visited-style-name="Internet_20_link"><text:span text:style-name="Internet_20_link">6</text:span></text:a></text:p>
          <text:p text:style-name="P17"><text:a xlink:type="simple" xlink:href="#__RefHeading__1843_922139706" text:style-name="Internet_20_link" text:visited-style-name="Internet_20_link">Deleting a Server</text:a><text:tab/><text:a xlink:type="simple" xlink:href="#__RefHeading__1843_922139706" text:style-name="Internet_20_link" text:visited-style-name="Internet_20_link"><text:span text:style-name="Internet_20_link">6</text:span></text:a></text:p>
          <text:p text:style-name="P17"><text:a xlink:type="simple" xlink:href="#__RefHeading__1845_922139706" text:style-name="Internet_20_link" text:visited-style-name="Internet_20_link">Install Oxide</text:a><text:tab/><text:a xlink:type="simple" xlink:href="#__RefHeading__1845_922139706" text:style-name="Internet_20_link" text:visited-style-name="Internet_20_link"><text:span text:style-name="Internet_20_link">7</text:span></text:a></text:p>
          <text:p text:style-name="P17"><text:a xlink:type="simple" xlink:href="#__RefHeading__1847_922139706" text:style-name="Internet_20_link" text:visited-style-name="Internet_20_link">Install Rust:IO extension</text:a><text:tab/><text:a xlink:type="simple" xlink:href="#__RefHeading__1847_922139706" text:style-name="Internet_20_link" text:visited-style-name="Internet_20_link"><text:span text:style-name="Internet_20_link">7</text:span></text:a></text:p>
          <text:p text:style-name="P17"><text:a xlink:type="simple" xlink:href="#__RefHeading__1849_922139706" text:style-name="Internet_20_link" text:visited-style-name="Internet_20_link">Config files of RustIO</text:a><text:tab/><text:a xlink:type="simple" xlink:href="#__RefHeading__1849_922139706" text:style-name="Internet_20_link" text:visited-style-name="Internet_20_link"><text:span text:style-name="Internet_20_link">8</text:span></text:a></text:p>
          <text:p text:style-name="P17"><text:a xlink:type="simple" xlink:href="#__RefHeading__1851_922139706" text:style-name="Internet_20_link" text:visited-style-name="Internet_20_link">Install plugins</text:a><text:tab/><text:a xlink:type="simple" xlink:href="#__RefHeading__1851_922139706" text:style-name="Internet_20_link" text:visited-style-name="Internet_20_link"><text:span text:style-name="Internet_20_link">9</text:span></text:a></text:p>
          <text:p text:style-name="P17"><text:a xlink:type="simple" xlink:href="#__RefHeading__1853_922139706" text:style-name="Internet_20_link" text:visited-style-name="Internet_20_link">Plugin config files</text:a><text:tab/><text:a xlink:type="simple" xlink:href="#__RefHeading__1853_922139706" text:style-name="Internet_20_link" text:visited-style-name="Internet_20_link"><text:span text:style-name="Internet_20_link">10</text:span></text:a></text:p>
          <text:p text:style-name="P17"><text:a xlink:type="simple" xlink:href="#__RefHeading__2620_922139706" text:style-name="Internet_20_link" text:visited-style-name="Internet_20_link">Remove plugins</text:a><text:tab/><text:a xlink:type="simple" xlink:href="#__RefHeading__2620_922139706" text:style-name="Internet_20_link" text:visited-style-name="Internet_20_link"><text:span text:style-name="Internet_20_link">10</text:span></text:a></text:p>
          <text:p text:style-name="P16"><text:a xlink:type="simple" xlink:href="#__RefHeading__1855_922139706" text:style-name="Internet_20_link" text:visited-style-name="Internet_20_link">Part 2 Writing Plugins</text:a><text:tab/><text:a xlink:type="simple" xlink:href="#__RefHeading__1855_922139706" text:style-name="Internet_20_link" text:visited-style-name="Internet_20_link"><text:span text:style-name="Internet_20_link">11</text:span></text:a></text:p>
          <text:p text:style-name="P17"><text:a xlink:type="simple" xlink:href="#__RefHeading__1857_922139706" text:style-name="Internet_20_link" text:visited-style-name="Internet_20_link">Choose programming language</text:a><text:tab/><text:a xlink:type="simple" xlink:href="#__RefHeading__1857_922139706" text:style-name="Internet_20_link" text:visited-style-name="Internet_20_link"><text:span text:style-name="Internet_20_link">11</text:span></text:a></text:p>
          <text:p text:style-name="P17"><text:a xlink:type="simple" xlink:href="#__RefHeading__2622_922139706" text:style-name="Internet_20_link" text:visited-style-name="Internet_20_link">Differences between languages</text:a><text:tab/><text:a xlink:type="simple" xlink:href="#__RefHeading__2622_922139706" text:style-name="Internet_20_link" text:visited-style-name="Internet_20_link"><text:span text:style-name="Internet_20_link">11</text:span></text:a></text:p>
          <text:p text:style-name="P17"><text:a xlink:type="simple" xlink:href="#__RefHeading__1859_922139706" text:style-name="Internet_20_link" text:visited-style-name="Internet_20_link">Choose editor</text:a><text:tab/><text:a xlink:type="simple" xlink:href="#__RefHeading__1859_922139706" text:style-name="Internet_20_link" text:visited-style-name="Internet_20_link"><text:span text:style-name="Internet_20_link">12</text:span></text:a></text:p>
          <text:p text:style-name="P17"><text:a xlink:type="simple" xlink:href="#__RefHeading__1861_922139706" text:style-name="Internet_20_link" text:visited-style-name="Internet_20_link">HelloWorld, minimal plugin, print to console</text:a><text:tab/><text:a xlink:type="simple" xlink:href="#__RefHeading__1861_922139706" text:style-name="Internet_20_link" text:visited-style-name="Internet_20_link"><text:span text:style-name="Internet_20_link">13</text:span></text:a></text:p>
          <text:p text:style-name="P18"><text:a xlink:type="simple" xlink:href="#__RefHeading__1863_922139706" text:style-name="Internet_20_link" text:visited-style-name="Internet_20_link">LuaHelloWorld.lua</text:a><text:tab/><text:a xlink:type="simple" xlink:href="#__RefHeading__1863_922139706" text:style-name="Internet_20_link" text:visited-style-name="Internet_20_link"><text:span text:style-name="Internet_20_link">13</text:span></text:a></text:p>
          <text:p text:style-name="P18"><text:a xlink:type="simple" xlink:href="#__RefHeading__1865_922139706" text:style-name="Internet_20_link" text:visited-style-name="Internet_20_link">CsHelloWorld.cs</text:a><text:tab/><text:a xlink:type="simple" xlink:href="#__RefHeading__1865_922139706" text:style-name="Internet_20_link" text:visited-style-name="Internet_20_link"><text:span text:style-name="Internet_20_link">13</text:span></text:a></text:p>
          <text:p text:style-name="P18"><text:a xlink:type="simple" xlink:href="#__RefHeading__1867_922139706" text:style-name="Internet_20_link" text:visited-style-name="Internet_20_link">JsHelloWorld.js</text:a><text:tab/><text:a xlink:type="simple" xlink:href="#__RefHeading__1867_922139706" text:style-name="Internet_20_link" text:visited-style-name="Internet_20_link"><text:span text:style-name="Internet_20_link">13</text:span></text:a></text:p>
          <text:p text:style-name="P18"><text:a xlink:type="simple" xlink:href="#__RefHeading__1869_922139706" text:style-name="Internet_20_link" text:visited-style-name="Internet_20_link">PyHelloWorld.py</text:a><text:tab/><text:a xlink:type="simple" xlink:href="#__RefHeading__1869_922139706" text:style-name="Internet_20_link" text:visited-style-name="Internet_20_link"><text:span text:style-name="Internet_20_link">14</text:span></text:a></text:p>
          <text:p text:style-name="P17"><text:a xlink:type="simple" xlink:href="#__RefHeading__1871_922139706" text:style-name="Internet_20_link" text:visited-style-name="Internet_20_link">ChatBack, chatcommand with arguments, chat to player</text:a><text:tab/><text:a xlink:type="simple" xlink:href="#__RefHeading__1871_922139706" text:style-name="Internet_20_link" text:visited-style-name="Internet_20_link"><text:span text:style-name="Internet_20_link">15</text:span></text:a></text:p>
          <text:p text:style-name="P18"><text:a xlink:type="simple" xlink:href="#__RefHeading__1873_922139706" text:style-name="Internet_20_link" text:visited-style-name="Internet_20_link">LuaChatBack.lua</text:a><text:tab/><text:a xlink:type="simple" xlink:href="#__RefHeading__1873_922139706" text:style-name="Internet_20_link" text:visited-style-name="Internet_20_link"><text:span text:style-name="Internet_20_link">15</text:span></text:a></text:p>
          <text:p text:style-name="P18"><text:a xlink:type="simple" xlink:href="#__RefHeading__1875_922139706" text:style-name="Internet_20_link" text:visited-style-name="Internet_20_link">CsChatBack.cs</text:a><text:tab/><text:a xlink:type="simple" xlink:href="#__RefHeading__1875_922139706" text:style-name="Internet_20_link" text:visited-style-name="Internet_20_link"><text:span text:style-name="Internet_20_link">16</text:span></text:a></text:p>
          <text:p text:style-name="P18"><text:a xlink:type="simple" xlink:href="#__RefHeading__1877_922139706" text:style-name="Internet_20_link" text:visited-style-name="Internet_20_link">JsChatBack.js</text:a><text:tab/><text:a xlink:type="simple" xlink:href="#__RefHeading__1877_922139706" text:style-name="Internet_20_link" text:visited-style-name="Internet_20_link"><text:span text:style-name="Internet_20_link">17</text:span></text:a></text:p>
          <text:p text:style-name="P18"><text:a xlink:type="simple" xlink:href="#__RefHeading__1879_922139706" text:style-name="Internet_20_link" text:visited-style-name="Internet_20_link">PyChatBack.py</text:a><text:tab/><text:a xlink:type="simple" xlink:href="#__RefHeading__1879_922139706" text:style-name="Internet_20_link" text:visited-style-name="Internet_20_link"><text:span text:style-name="Internet_20_link">18</text:span></text:a></text:p>
          <text:p text:style-name="P17"><text:a xlink:type="simple" xlink:href="#__RefHeading__1881_922139706" text:style-name="Internet_20_link" text:visited-style-name="Internet_20_link">AdminBroadcast, check authLevel, chat to all at once</text:a><text:tab/><text:a xlink:type="simple" xlink:href="#__RefHeading__1881_922139706" text:style-name="Internet_20_link" text:visited-style-name="Internet_20_link"><text:span text:style-name="Internet_20_link">19</text:span></text:a></text:p>
          <text:p text:style-name="P18"><text:a xlink:type="simple" xlink:href="#__RefHeading__1883_922139706" text:style-name="Internet_20_link" text:visited-style-name="Internet_20_link">LuaAdminBroadcast.lua</text:a><text:tab/><text:a xlink:type="simple" xlink:href="#__RefHeading__1883_922139706" text:style-name="Internet_20_link" text:visited-style-name="Internet_20_link"><text:span text:style-name="Internet_20_link">19</text:span></text:a></text:p>
          <text:p text:style-name="P18"><text:a xlink:type="simple" xlink:href="#__RefHeading__1885_922139706" text:style-name="Internet_20_link" text:visited-style-name="Internet_20_link">CsAdminBroadcast.cs</text:a><text:tab/><text:a xlink:type="simple" xlink:href="#__RefHeading__1885_922139706" text:style-name="Internet_20_link" text:visited-style-name="Internet_20_link"><text:span text:style-name="Internet_20_link">19</text:span></text:a></text:p>
          <text:p text:style-name="P18"><text:a xlink:type="simple" xlink:href="#__RefHeading__1887_922139706" text:style-name="Internet_20_link" text:visited-style-name="Internet_20_link">JsAdminBroadcast.js</text:a><text:tab/><text:a xlink:type="simple" xlink:href="#__RefHeading__1887_922139706" text:style-name="Internet_20_link" text:visited-style-name="Internet_20_link"><text:span text:style-name="Internet_20_link">20</text:span></text:a></text:p>
          <text:p text:style-name="P18"><text:a xlink:type="simple" xlink:href="#__RefHeading__1889_922139706" text:style-name="Internet_20_link" text:visited-style-name="Internet_20_link">PyAdminBroadcast.py</text:a><text:tab/><text:a xlink:type="simple" xlink:href="#__RefHeading__1889_922139706" text:style-name="Internet_20_link" text:visited-style-name="Internet_20_link"><text:span text:style-name="Internet_20_link">20</text:span></text:a></text:p>
        </text:index-body>
      </text:table-of-content>
      <text:p text:style-name="P12"/>
      <text:h text:style-name="P19" text:outline-level="1"><text:bookmark-start text:name="__RefHeading__1821_922139706"/>Part 1 The Server<text:bookmark-end text:name="__RefHeading__1821_922139706"/></text:h>
      <text:p text:style-name="P10"><text:bookmark-start text:name="__RefHeading__1189_922139706"/>On how to set up and administer vanilla Rust Experimental servers<text:bookmark-end text:name="__RefHeading__1189_922139706"/></text:p>
      <text:p text:style-name="P24">and to install Oxide, extensions and plugins</text:p>
      <text:p text:style-name="P25"/>
      <text:h text:style-name="Heading_20_2" text:outline-level="2"><text:bookmark-start text:name="__RefHeading__1823_922139706"/>Installing steamcmd<text:bookmark-end text:name="__RefHeading__1823_922139706"/></text:h>
      <text:p text:style-name="Text_20_body"><text:bookmark-start text:name="__RefHeading__1295_922139706"/><text:bookmark-start text:name="steamcmd"/><text:span text:style-name="T1">As seen on </text:span><text:a xlink:type="simple" xlink:href="https://developer.valvesoftware.com/wiki/SteamCMD" text:style-name="Internet_20_link" text:visited-style-name="Visited_20_Internet_20_Link">https://</text:a><text:bookmark-end text:name="steamcmd"/><text:a xlink:type="simple" xlink:href="https://developer.valvesoftware.com/wiki/SteamCMD" text:style-name="Internet_20_link" text:visited-style-name="Visited_20_Internet_20_Link">developer.valvesoftware.com/wiki/SteamCMD</text:a><text:bookmark-end text:name="__RefHeading__1295_922139706"/></text:p>
      <text:p text:style-name="P6">Create a folder somewhere with any name, lets call it yourSteamCmdLocation</text:p>
      <text:p text:style-name="P6">Create a folder somewhere with any name, we call it yourRustServersLocation</text:p>
      <text:p text:style-name="Text_20_body"><text:span text:style-name="T1">Download steamcmd from </text:span><text:a xlink:type="simple" xlink:href="http://media.steampowered.com/installer/steamcmd.zip" text:style-name="Internet_20_link" text:visited-style-name="Visited_20_Internet_20_Link">http://media.steampowered.com/installer/steamcmd.zip</text:a></text:p>
      <text:p text:style-name="P6">Extract steamcmd into yourSteamCmdLocation</text:p>
      <text:p text:style-name="P6"/>
      <text:h text:style-name="Heading_20_2" text:outline-level="2"><text:bookmark-start text:name="__RefHeading__1825_922139706"/>Install / update Rust Experimental Server manually<text:bookmark-end text:name="__RefHeading__1825_922139706"/></text:h>
      <text:p text:style-name="P6"><text:bookmark-start text:name="__RefHeading__1297_922139706"/>Startbutton, cmd (to open a terminal)<text:bookmark-end text:name="__RefHeading__1297_922139706"/></text:p>
      <text:p text:style-name="Terminal">c:\Users\Yourname&gt;cd c:\yourSteamCmdFolder</text:p>
      <text:p text:style-name="Terminal">c:\yourSteamCmdFolder&gt;steamcmd.exe</text:p>
      <text:p text:style-name="Terminal">Steam&gt;login anonymous</text:p>
      <text:p text:style-name="Terminal">Steam&gt;force_install_dir c:\yourRustServersLocation</text:p>
      <text:p text:style-name="Terminal">Steam&gt;app_update 258550 -beta experimental</text:p>
      <text:p text:style-name="Terminal">Steam&gt;quit</text:p>
      <text:h text:style-name="Heading_20_2" text:outline-level="2"/>
      <text:h text:style-name="Heading_20_2" text:outline-level="2"><text:bookmark-start text:name="__RefHeading__1827_922139706"/>Install / update Rust Experimental Server using a shortcut<text:bookmark-end text:name="__RefHeading__1827_922139706"/></text:h>
      <text:p text:style-name="Text_20_body"><text:bookmark-start text:name="__RefHeading__1299_922139706"/>You can automate the above by creating a shortcut somewhere and set the target property to <text:bookmark-end text:name="__RefHeading__1299_922139706"/></text:p>
      <text:p text:style-name="ShortCuts">c:\yourSteamCmdLocation\steamcmd.exe +login anonymous +force_install_dir c:\yourRustServersLocation +app_update "258550 -beta experimental" +quit</text:p>
      <text:p text:style-name="Text_20_body">For <text:span text:style-name="T2">example, mine is</text:span></text:p>
      <text:p text:style-name="ShortCuts">c:\steamCmd\steamcmd.exe +login anonymous +force_install_dir c:\rustServers +app_update "258550 -beta experimental" +quit</text:p>
      <text:p text:style-name="P13"/>
      <text:h text:style-name="P21" text:outline-level="2"><text:bookmark-start text:name="__RefHeading__1829_922139706"/>Load Vanilla Rust Experimental Servers using shortcuts<text:bookmark-end text:name="__RefHeading__1829_922139706"/></text:h>
      <text:p text:style-name="P7"><text:bookmark-start text:name="__RefHeading__1301_922139706"/>Create shortcut somewhere, set its target property to:<text:bookmark-end text:name="__RefHeading__1301_922139706"/></text:p>
      <text:p text:style-name="ShortCuts">c:\yourRustServersLocation\RustDedicated.exe -batchmode -load +server.hostname "My Server Name" +server.port 28015 +server.identity "My_Server_Name" +server.seed 6738 +server.maxplayers 8 -server.worldsize 2000 -autoupdate</text:p>
      <text:p text:style-name="P5">Set the shortcuts name to something useful, perhaps RustDedicatedPORTNR, that would make the name for the above RustDedicated28015 </text:p>
      <text:p text:style-name="P5">For example: my shortcuts</text:p>
      <text:p text:style-name="P5">Named: <text:span text:style-name="T7">RustDedicated28047</text:span> Target:</text:p>
      <text:p text:style-name="ShortCuts">C:\<text:span text:style-name="T4">rustServers</text:span>\RustDedicated.exe -batchmode -load +server.hostname "Bas Rust 1" +server.port 28047 +server.identity "1" +server.seed 863029248 +server.maxplayers 8 -server.worldsize 4000 -autoupdate</text:p>
      <text:p text:style-name="P5">Named: <text:span text:style-name="T7">RustDedicated28049</text:span> Target:</text:p>
      <text:p text:style-name="ShortCuts">C:\<text:span text:style-name="T4">rustServers</text:span>\RustDedicated.exe -batchmode -load +server.hostname "Bas Rust 2" +server.port 28049 +server.identity "2" +server.seed 4294967000 +server.maxplayers 8 -server.worldsize 4000 -autoupdate</text:p>
      <text:p text:style-name="P3"><text:span text:style-name="T5">Firewall</text:span> may complain about the server: we know it is good, so allow.</text:p>
      <text:p text:style-name="P3">When first starting the server: ignore the <text:span text:style-name="T6">Couldn't load blahblah.sav file doesn't exist</text:span> warning: its about loading the save file, which does not exist on first startup.</text:p>
      <text:h text:style-name="Heading_20_2" text:outline-level="2"/>
      <text:h text:style-name="Heading_20_2" text:outline-level="2"><text:bookmark-start text:name="__RefHeading__1831_922139706"/>Server Options<text:bookmark-end text:name="__RefHeading__1831_922139706"/></text:h>
      <text:p text:style-name="P7"><text:bookmark-start text:name="__RefHeading__1303_922139706"/><text:span text:style-name="T5">hostname</text:span> is name shown to users<text:bookmark-end text:name="__RefHeading__1303_922139706"/></text:p>
      <text:p text:style-name="P7"><text:span text:style-name="T5">load</text:span> loads the game saved</text:p>
      <text:p text:style-name="P7"><text:span text:style-name="T5">port</text:span> is the port used for this server. Open port on router to let people from outside your router in. <text:s/>port number +1 will also be used bij rcon by default.</text:p>
      <text:p text:style-name="P7"><text:span text:style-name="T5">identity</text:span> is a foldername where all data about this particular server is kept, inside the <text:span text:style-name="T8">yourRustServersLocation</text:span>\server folder</text:p>
      <text:p text:style-name="P7"><text:span text:style-name="T5">seed</text:span> is a random number that determines the way a map looks, should be between 1 and 4294967295. Due to a bug, high-number seeds close together will 'be the same'. (should be fixed soon)</text:p>
      <text:p text:style-name="P7"><text:span text:style-name="T5">maxplayers</text:span> is the maximum number of players allowed in at the same time</text:p>
      <text:p text:style-name="P7"><text:span text:style-name="T5">worldsize</text:span> is the length and with of the worldmap in 'meters' 2000 is minimum, 8000 maximum. memory used: at 2000: 350.000 kb+, at 4000: 926.000 kb+, at 8000: 2.270.000kb+ (4.400.000kb+)</text:p>
      <text:p text:style-name="P7"><text:span text:style-name="T5">autoupdate</text:span> lets the server update automatically (dunno really what this does)</text:p>
      <text:p text:style-name="P2"><text:span text:style-name="T9">See </text:span><text:a xlink:type="simple" xlink:href="http://rustdev.facepunchstudios.com/dedicated-server" text:style-name="Internet_20_link" text:visited-style-name="Visited_20_Internet_20_Link">http://rustdev.facepunchstudios.com/dedicated-server</text:a><text:span text:style-name="T9"> fore more commands like </text:span><text:span text:style-name="T3">save interval, ticktime and secure. </text:span></text:p>
      <text:p text:style-name="P11"/>
      <text:h text:style-name="P21" text:outline-level="2"><text:bookmark-start text:name="__RefHeading__1833_922139706"/>Connect to your game<text:bookmark-end text:name="__RefHeading__1833_922139706"/></text:h>
      <text:p text:style-name="P6"><text:bookmark-start text:name="__RefHeading__1305_922139706"/>press <text:span text:style-name="T5">F1</text:span>,console system, to see the ingame console<text:bookmark-end text:name="__RefHeading__1305_922139706"/></text:p>
      <text:p text:style-name="P6">If you are already connected to a server:</text:p>
      <text:p text:style-name="P1">client.disconnect</text:p>
      <text:p text:style-name="P6">To connect to one of your servers on the same machine or behind the same router:</text:p>
      <text:p text:style-name="P1">client.connect YourLanIp:ServerPortNr</text:p>
      <text:p text:style-name="P6">To get YourLanIp in windows 7</text:p>
      <text:p text:style-name="P1">ipconfig</text:p>
      <text:p text:style-name="P6">Searcht the output for:</text:p>
      <text:p text:style-name="P1">Ipv4-adres.............: 192.168.2.200</text:p>
      <text:p text:style-name="P6">Mine to get into Bas 1 with port set to 28047 is:</text:p>
      <text:p text:style-name="P1">client.connect 192.168.2.200:28047</text:p>
      <text:p text:style-name="P6">To connect from outside your router, with your routerport open pointing to your server machine:</text:p>
      <text:p text:style-name="P1">client.connect YourWanIp:ServerPortNr</text:p>
      <text:p text:style-name="Text_20_body"><text:span text:style-name="T1">To get YourWanIp </text:span><text:a xlink:type="simple" xlink:href="https://www.google.nl/#q=whats+my+ip" text:style-name="Internet_20_link" text:visited-style-name="Visited_20_Internet_20_Link">https://www.google.nl/#q=whats+my+ip</text:a></text:p>
      <text:p text:style-name="P6"><text:span text:style-name="T5">F1</text:span> to <text:span text:style-name="T5">close console</text:span> and return to game.</text:p>
      <text:h text:style-name="Heading_20_2" text:outline-level="2"/>
      <text:h text:style-name="Heading_20_2" text:outline-level="2"><text:bookmark-start text:name="__RefHeading__1835_922139706"/>Get your steamID<text:bookmark-end text:name="__RefHeading__1835_922139706"/></text:h>
      <text:p text:style-name="P6"><text:bookmark-start text:name="__RefHeading__1307_922139706"/>Once connected with a client, at the rust server:<text:bookmark-end text:name="__RefHeading__1307_922139706"/></text:p>
      <text:p text:style-name="P6">To see a list of users: type</text:p>
      <text:p text:style-name="P1">users</text:p>
      <text:p text:style-name="P6">You will see a list of steamIDs, followed by the user names. Note your steamID.</text:p>
      <text:p text:style-name="P6">A 16 digit number like 98005361191765611</text:p>
      <text:h text:style-name="P21" text:outline-level="2"><text:bookmark-start text:name="__RefHeading__1837_922139706"/>Console commands at the server<text:bookmark-end text:name="__RefHeading__1837_922139706"/></text:h>
      <text:p text:style-name="P6">To get a list of users that are connected</text:p>
      <text:p text:style-name="P1">users </text:p>
      <text:p text:style-name="P3"/>
      <text:p text:style-name="P3">To change the time, can be anything from 0 to and including 24</text:p>
      <text:p text:style-name="P1">env.time 8</text:p>
      <text:p text:style-name="P3"/>
      <text:p text:style-name="P3">To have an airdrop</text:p>
      <text:p text:style-name="P1">event.run</text:p>
      <text:p text:style-name="P3"/>
      <text:p text:style-name="P3">To quit a server</text:p>
      <text:p text:style-name="P1">quit</text:p>
      <text:p text:style-name="P3"/>
      <text:p text:style-name="P3">To say something to the users inside from the server console: type</text:p>
      <text:p text:style-name="P1">say hello all!</text:p>
      <text:p text:style-name="P3"/>
      <text:p text:style-name="P3">To close server with 1 minute warning (every 5 seconds)</text:p>
      <text:p text:style-name="P1">restart</text:p>
      <text:p text:style-name="P3"/>
      <text:p text:style-name="P3">To see all commands available (some will perhaps not work as suspected, it is work in progress)</text:p>
      <text:p text:style-name="P1">find .</text:p>
      <text:h text:style-name="Heading_20_2" text:outline-level="2"/>
      <text:h text:style-name="Heading_20_2" text:outline-level="2"><text:bookmark-start text:name="__RefHeading__1839_922139706"/>Make your steamID admin <text:span text:style-name="T7">or</text:span> moderator<text:bookmark-end text:name="__RefHeading__1839_922139706"/></text:h>
      <text:p text:style-name="P6"><text:bookmark-start text:name="__RefHeading__1311_922139706"/>At the server, you should make yourself owner <text:span text:style-name="T7">or</text:span> moderator (name and reason are optional)<text:bookmark-end text:name="__RefHeading__1311_922139706"/></text:p>
      <text:p text:style-name="P6">ownerid (id) ("name") ("reason")</text:p>
      <text:p text:style-name="P6">Normal players have auth level 0</text:p>
      <text:p text:style-name="P6">Set auth level to 1, moderator:</text:p>
      <text:p text:style-name="P1">moderatorid 98005361191765611 "Bas" "BossMan"</text:p>
      <text:p text:style-name="P6">Reconnect with the client to the server, the server output for Bas is:</text:p>
      <text:p text:style-name="P1">Bas has auth level 1</text:p>
      <text:p text:style-name="P6">Or, set auth level to 2, owner: </text:p>
      <text:p text:style-name="P1">ownerid 98005361191765611 "Bas" "BossMan"</text:p>
      <text:p text:style-name="P6">Reconnect with the client to the server, the server output for Bas is:</text:p>
      <text:p text:style-name="P1">Bas has auth level 2</text:p>
      <text:h text:style-name="P21" text:outline-level="2"><text:bookmark-start text:name="__RefHeading__1841_922139706"/>Server Config Files<text:bookmark-end text:name="__RefHeading__1841_922139706"/></text:h>
      <text:p text:style-name="P3"><text:bookmark-start text:name="__RefHeading__1313_922139706"/>To write out server config files to C:\yourRustServersLocation\server\yourServersIdentity\cfg\:<text:bookmark-end text:name="__RefHeading__1313_922139706"/></text:p>
      <text:p text:style-name="P1">server.writecfg</text:p>
      <text:p text:style-name="P6">Now you can browse to <text:span text:style-name="T11">C:\yourRustServersLocation\server\yourServersIdentity\cfg\ and inspect the configuration files.</text:span></text:p>
      <text:p text:style-name="P6"><text:span text:style-name="T11">'</text:span><text:span text:style-name="T12">users</text:span><text:span text:style-name="T11">.cfg' holds the authlevel (“ownerid” or “moderatorid”), the steamID, and the displayName of all admins/moderators. </text:span></text:p>
      <text:p text:style-name="WindowsText">ownerid 98005361191765611 "Bas" "BossMan"</text:p>
      <text:p text:style-name="P6"><text:span text:style-name="T11">'</text:span><text:span text:style-name="T12">bans</text:span><text:span text:style-name="T11">.cfg' holds by default two bans, each with the word “banid”, then the steamID, the username, then the reason:</text:span></text:p>
      <text:p text:style-name="WindowsText">banid 76561197965853940 "Spike Spiegel" "Trolling, spamming chat"</text:p>
      <text:p text:style-name="WindowsText">banid 76561197978026540 "Iron Pi" "Trolling, spamming chat"</text:p>
      <text:h text:style-name="Heading_20_2" text:outline-level="2"/>
      <text:h text:style-name="Heading_20_2" text:outline-level="2"><text:bookmark-start text:name="__RefHeading__1843_922139706"/>Deleting a Server<text:bookmark-end text:name="__RefHeading__1843_922139706"/></text:h>
      <text:p text:style-name="P3"><text:bookmark-start text:name="__RefHeading__1315_922139706"/>Stop running the server by typing:<text:bookmark-end text:name="__RefHeading__1315_922139706"/></text:p>
      <text:p text:style-name="Terminal">quit</text:p>
      <text:p text:style-name="P3">Browse to <text:s/>C:\yourRustServersLocation\server\ and delete the folder with the name of the identity of the server that you want to delete</text:p>
      <text:p text:style-name="P3">Remove the shortcut to start the server, or keep it, perhaps tinker with it, and run it again to create a fresh server in <text:s/>C:\yourRustServersLocation\server\</text:p>
      <text:p text:style-name="P14"/>
      <text:h text:style-name="P21" text:outline-level="2"><text:bookmark-start text:name="__RefHeading__1845_922139706"/>Install Oxide<text:bookmark-end text:name="__RefHeading__1845_922139706"/></text:h>
      <text:p text:style-name="P3"><text:bookmark-start text:name="__RefHeading__1317_922139706"/>The server untill now was 'vanilla', untouched, original fresh out of the package from steam itself.<text:bookmark-end text:name="__RefHeading__1317_922139706"/></text:p>
      <text:p text:style-name="P3">To install Oxide, first close all vanilla servers:</text:p>
      <text:p text:style-name="Terminal">quit</text:p>
      <text:p text:style-name="Text_20_body"><text:span text:style-name="T9">Go to </text:span><text:a xlink:type="simple" xlink:href="http://oxidemod.org/" text:style-name="Internet_20_link" text:visited-style-name="Visited_20_Internet_20_Link">http://oxidemod.org/</text:a><text:span text:style-name="T9"> </text:span></text:p>
      <text:p text:style-name="P3">Use steam to create a login</text:p>
      <text:p text:style-name="P3">Go to downloads, Oxide 2 for Rust Experimental, Download Now</text:p>
      <text:p text:style-name="P3">Extract the zip file to yourRustServersLocation</text:p>
      <text:p text:style-name="P3">Overwrite all, copy and replace all</text:p>
      <text:p text:style-name="P3">Start server(s) with shortcut(s) like normal</text:p>
      <text:p text:style-name="P3">You will see messages like </text:p>
      <text:p text:style-name="Terminal">[Oxide] 10:11 PM [Info] Loading Oxide core</text:p>
      <text:p text:style-name="Terminal">[Oxide] 10:11 PM [Info] Loading extensions...</text:p>
      <text:p text:style-name="Terminal">[Oxide] 10:11 PM [Info] Loading plugins...</text:p>
      <text:h text:style-name="Heading_20_2" text:outline-level="2"/>
      <text:h text:style-name="Heading_20_2" text:outline-level="2"><text:bookmark-start text:name="__RefHeading__1847_922139706"/>Install Rust:IO extension<text:bookmark-end text:name="__RefHeading__1847_922139706"/></text:h>
      <text:p text:style-name="P3"><text:bookmark-start text:name="__RefHeading__1319_922139706"/>Optional. Some things you cant do with a plugin. Like display a map. But you can do them in an extension. It is basically a dll file with extra functionality. You only have to copy the dll to one location, all servers will use the dll. Each server will have its own config file.<text:bookmark-end text:name="__RefHeading__1319_922139706"/></text:p>
      <text:p text:style-name="P3">Close all servers:</text:p>
      <text:p text:style-name="Terminal">quit</text:p>
      <text:p text:style-name="Text_20_body"><text:span text:style-name="T9">Go to </text:span><text:a xlink:type="simple" xlink:href="http://oxidemod.org/" text:style-name="Internet_20_link" text:visited-style-name="Visited_20_Internet_20_Link">http://oxidemod..org/</text:a></text:p>
      <text:p text:style-name="P3">Go to extensions, Rust:IO, Download Now</text:p>
      <text:p text:style-name="P3">Copy Oxide.Ext.RustIO.dll into C:\yourRustServersLocation\RustDedicated_Data\Managed\</text:p>
      <text:p text:style-name="P3">Start server(s) with shortcut(s) like normal</text:p>
      <text:p text:style-name="Terminal">[Oxide] 10:25 PM [Info] Rust:IO&gt; Starting HTTP server on *:28047 ...</text:p>
      <text:p text:style-name="Terminal">[Oxide] 10:25 PM [Info] Rust:IO&gt; Installed.</text:p>
      <text:p text:style-name="P3">You can now see a map when you set your browser to your serverip:portnr</text:p>
      <text:h text:style-name="P21" text:outline-level="2"><text:bookmark-start text:name="__RefHeading__1849_922139706"/>Config files of RustIO<text:bookmark-end text:name="__RefHeading__1849_922139706"/></text:h>
      <text:p text:style-name="P3"><text:bookmark-start text:name="__RefHeading__1321_922139706"/>Browse in your explorer to C:\yourRustServersLocation\server\yourServerIdentity\oxide\config\<text:bookmark-end text:name="__RefHeading__1321_922139706"/></text:p>
      <text:p text:style-name="P3">Open the RustIO config file:</text:p>
      <text:p text:style-name="WindowsText">{</text:p>
      <text:p text:style-name="WindowsText"><text:s text:c="2"/>"broadcastChat": true,</text:p>
      <text:p text:style-name="WindowsText"><text:s text:c="2"/>"broadcastDeaths": true,</text:p>
      <text:p text:style-name="WindowsText"><text:s text:c="2"/>"broadcastSpawns": true,</text:p>
      <text:p text:style-name="WindowsText"><text:s text:c="2"/>"defaultLanguage": "en",</text:p>
      <text:p text:style-name="WindowsText"><text:s text:c="2"/>"displayBuildings": false,</text:p>
      <text:p text:style-name="WindowsText"><text:s text:c="2"/>"displayMonuments": true,</text:p>
      <text:p text:style-name="WindowsText"><text:s text:c="2"/>"displayMortality": true,</text:p>
      <text:p text:style-name="WindowsText"><text:s text:c="2"/>"enableLocationSharing": true,</text:p>
      <text:p text:style-name="WindowsText"><text:s text:c="2"/>"helpMessage": "To locate yourself on the LIVEMAP, browse to &lt;color=#CC3A2D&gt;http://playrust.io&lt;/color&gt; and type in this server's name!",</text:p>
      <text:p text:style-name="WindowsText"><text:s text:c="2"/>"hideSpecificMonuments": [</text:p>
      <text:p text:style-name="WindowsText"><text:s text:c="4"/>"cave",</text:p>
      <text:p text:style-name="WindowsText"><text:s text:c="4"/>"mountain"</text:p>
      <text:p text:style-name="WindowsText"><text:s text:c="2"/>],</text:p>
      <text:p text:style-name="WindowsText"><text:s text:c="2"/>"welcomeMessage": "To locate yourself on the LIVEMAP, browse to &lt;color=#CC3A2D&gt;http://playrust.io&lt;/color&gt; and type in this server's name!"</text:p>
      <text:p text:style-name="WindowsText">}</text:p>
      <text:p text:style-name="P3">And change:</text:p>
      <text:p text:style-name="WindowsText">"welcomeMessage": "To locate yourself on the LIVEMAP, browse to &lt;color=#CC3A2D&gt;http://playrust.io&lt;/color&gt; and type in this server's name!"</text:p>
      <text:p text:style-name="P3">perhaps to:</text:p>
      <text:p text:style-name="WindowsText"><text:span text:style-name="T7">"welcomeMessage": ""</text:span> </text:p>
      <text:p text:style-name="P3">to not bother the players with rust:io feedback when they log in.</text:p>
      <text:p text:style-name="P3">Type</text:p>
      <text:p text:style-name="Terminal">oxide.reload RustIO</text:p>
      <text:p text:style-name="P3">in the server console to load the new settings, and log in to the server with a client to check the message is gone.</text:p>
      <text:h text:style-name="P21" text:outline-level="2"><text:bookmark-start text:name="__RefHeading__1851_922139706"/>Install plugins<text:bookmark-end text:name="__RefHeading__1851_922139706"/></text:h>
      <text:p text:style-name="Text_20_body"><text:bookmark-start text:name="__RefHeading__1323_922139706"/><text:span text:style-name="T9">Go to </text:span><text:a xlink:type="simple" xlink:href="http://oxidemod.org/" text:style-name="Internet_20_link" text:visited-style-name="Visited_20_Internet_20_Link">http://oxidemod..org/</text:a><text:bookmark-end text:name="__RefHeading__1323_922139706"/></text:p>
      <text:p text:style-name="P3">Go to plugins, Oxide 2 for Rust Experimental, top-plugins to check the most popular plugins available.</text:p>
      <text:p text:style-name="P3">For example: Give. Download now.</text:p>
      <text:p text:style-name="P3">Its a .cs file, but it can also be a .py file, a .js file or a .lua file. It can even be a zip file.</text:p>
      <text:p text:style-name="P3">Zip files are different. You need to check where to unzip them exactly into.</text:p>
      <text:p text:style-name="P3">The single cs, py, js and lua files go into <text:span text:style-name="T7">each</text:span> server, at the folder: C:\yourRustServersLocation\server\yourServerIdentity\oxide\plugins\</text:p>
      <text:p text:style-name="P3">As soon as you copy it into the server\yourServerIdentity\oxide\plugins\ map, Oxide will try to load it</text:p>
      <text:p text:style-name="Terminal">[Oxide] 10:39 PM [Info] Loaded plugin Give v2.1.2 by Reneb</text:p>
      <text:p text:style-name="Terminal">[Oxide] 10:39 PM [Info] Give: Creating a new config file</text:p>
      <text:p text:style-name="P15"/>
      <text:h text:style-name="P21" text:outline-level="2"><text:bookmark-start text:name="__RefHeading__1853_922139706"/>Plugin config files<text:bookmark-end text:name="__RefHeading__1853_922139706"/></text:h>
      <text:p text:style-name="P3"><text:bookmark-start text:name="__RefHeading__1325_922139706"/>Browse in your explorer to C:\yourRustServersLocation\server\yourServerIdentity\oxide\config\<text:bookmark-end text:name="__RefHeading__1325_922139706"/></text:p>
      <text:p text:style-name="P3">Open the Give config file:</text:p>
      <text:p text:style-name="WindowsText">{</text:p>
      <text:p text:style-name="WindowsText"><text:s text:c="2"/>"authLevel": {</text:p>
      <text:p text:style-name="WindowsText"><text:s text:c="4"/>"give": 1,</text:p>
      <text:p text:style-name="WindowsText"><text:s text:c="4"/>"giveall": 2,</text:p>
      <text:p text:style-name="WindowsText"><text:s text:c="4"/>"givekit": 1</text:p>
      <text:p text:style-name="WindowsText"><text:s text:c="2"/>},</text:p>
      <text:p text:style-name="WindowsText"><text:s text:c="2"/>"Give": {</text:p>
      <text:p text:style-name="WindowsText"><text:s text:c="4"/>"logAdmins": true,</text:p>
      <text:p text:style-name="WindowsText"><text:s text:c="4"/>"overrightStackable": false</text:p>
      <text:p text:style-name="WindowsText"><text:s text:c="2"/>},</text:p>
      <text:p text:style-name="WindowsText"><text:s text:c="2"/>"Messages": {</text:p>
      <text:p text:style-name="WindowsText"><text:s text:c="4"/>"itemNotFound": "This item doesn't exist: ",</text:p>
      <text:p text:style-name="WindowsText"><text:s text:c="4"/>"multiplePlayersFound": "Multiple Players Found",</text:p>
      <text:p text:style-name="WindowsText"><text:s text:c="4"/>"noAccess": "You are not allowed to use this command",</text:p>
      <text:p text:style-name="WindowsText"><text:s text:c="4"/>"noPlayersFound": "No Players Found"</text:p>
      <text:p text:style-name="WindowsText"><text:s text:c="2"/>}</text:p>
      <text:p text:style-name="WindowsText">}</text:p>
      <text:p text:style-name="P3">You can set some flags under “Give”, tinker with the “Messages”, or set the “authLevel” of each function of Give (give, giveall and givekit). Give is the most important one. </text:p>
      <text:p text:style-name="P3">If you only want the owner to be able to use that function: set to 2. </text:p>
      <text:p text:style-name="P3">If you want both owners and moderators to be able to use that certain function, set to 1.</text:p>
      <text:p text:style-name="P3">Reload the plugin with the new config file at the server console:</text:p>
      <text:p text:style-name="Terminal">oxide.reload Give</text:p>
      <text:p text:style-name="P3">Now any player that is logged in to the server with a high enough authLevel will be able to use <text:span text:style-name="T7">give</text:span> functions in the in game chat panel (use enter to open it)</text:p>
      <text:p text:style-name="Terminal">/giveme wood 1000</text:p>
      <text:p text:style-name="P3">or</text:p>
      <text:p text:style-name="Terminal">/give SomeName wood 1000</text:p>
      <text:h text:style-name="Heading_20_2" text:outline-level="2"/>
      <text:h text:style-name="Heading_20_2" text:outline-level="2"><text:bookmark-start text:name="__RefHeading__2620_922139706"/>Remove plugins<text:bookmark-end text:name="__RefHeading__2620_922139706"/></text:h>
      <text:p text:style-name="P3">When you don't want a plugin to run in some server anymore:</text:p>
      <text:p text:style-name="P3">Browse in your explorer to C:\yourRustServersLocation\server\yourServerIdentity\oxide\plugins\ and remove the plugin. Oxide will unload it at once. The plugin can also leave a config file in C:\yourRustServersLocation\server\yourServerIdentity\oxide\config\ perhaps you want to delete that as well.</text:p>
      <text:p text:style-name="P14"/>
      <text:h text:style-name="P20" text:outline-level="1"><text:bookmark-start text:name="__RefHeading__1855_922139706"/>Part 2 Writing Plugins<text:bookmark-end text:name="__RefHeading__1855_922139706"/></text:h>
      <text:p text:style-name="P10"><text:bookmark-start text:name="__RefHeading__1163_922139706"/>On how to write plugins for Rust Experimental - Oxide<text:bookmark-end text:name="__RefHeading__1163_922139706"/></text:p>
      <text:p text:style-name="P10">in all four languages supported: C#, lua, javascript and python</text:p>
      <text:p text:style-name="P10">Demonstrates simple tasks with example plugins</text:p>
      <text:p text:style-name="P10"/>
      <text:h text:style-name="Heading_20_2" text:outline-level="2"><text:bookmark-start text:name="__RefHeading__1857_922139706"/>Choose programming language<text:bookmark-end text:name="__RefHeading__1857_922139706"/></text:h>
      <text:p text:style-name="P3"><text:bookmark-start text:name="__RefHeading__1327_922139706"/>There are four programming language file-types supported in the C:\yourRustServersLocation\server\yourServerIdentity\oxide\plugins folder: .cs, .lua, .js, and .py.<text:bookmark-end text:name="__RefHeading__1327_922139706"/></text:p>
      <text:p text:style-name="P3">There are some 159 plugins available for Rust Experimental</text:p>
      <text:p text:style-name="P3">89 Lua (1 is in a zip-file with a config file)</text:p>
      <text:p text:style-name="P3">61 C#</text:p>
      <text:p text:style-name="P3">6 java-script (1 is in a zip-file with some more folders)</text:p>
      <text:p text:style-name="P3">3 python</text:p>
      <text:h text:style-name="Heading_20_2" text:outline-level="2"/>
      <text:h text:style-name="Heading_20_2" text:outline-level="2"><text:bookmark-start text:name="__RefHeading__2622_922139706"/>Differences between languages<text:bookmark-end text:name="__RefHeading__2622_922139706"/></text:h>
      <text:p text:style-name="P3">C# is closely knit with Oxide, as Oxide itself is written in C#. Lua, js and python all use the same library functions exposed by Oxide. This means there is sometimes a difference between C# on the one hand, and Lua, Py and Js on the other. Some examples are: </text:p>
      <text:p text:style-name="P3">-C# uses System.Console.WriteLine to write plainly to the console, while all languages use their 'print' commands, which only writes to the console: through Oxide. Oxide will place <text:span text:style-name="T7">[oxide] the time [info]</text:span> before everything you print.</text:p>
      <text:p text:style-name="P3">-All languages but C# use rust.BroadcastChat and rust.SendChatMessage , but C# uses PrintToChat and player.ChatMessage to do the same.</text:p>
      <text:p text:style-name="P3">-Only C# has to have its class set to inherit from RustPlugin. All the others dont.</text:p>
      <text:p text:style-name="P3">-You can give commands with the serverconsole in all languages but Python by just typing the command. I am not sure why, perhaps I am doing something wrong, but in python, you apparently have to type classname.command</text:p>
      <text:h text:style-name="Heading_20_2" text:outline-level="2"/>
      <text:h text:style-name="Heading_20_2" text:outline-level="2"/>
      <text:h text:style-name="P21" text:outline-level="2"><text:bookmark-start text:name="__RefHeading__1859_922139706"/>Choose editor<text:bookmark-end text:name="__RefHeading__1859_922139706"/></text:h>
      <text:p text:style-name="P3"><text:bookmark-start text:name="__RefHeading__1329_922139706"/>Perhaps you already have a editor you like, that's fine.<text:bookmark-end text:name="__RefHeading__1329_922139706"/></text:p>
      <text:p text:style-name="P3">For those looking for good free editors:</text:p>
      <text:p text:style-name="Text_20_body"><text:span text:style-name="T9">Visual Studio Community 2013: </text:span><text:a xlink:type="simple" xlink:href="https://www.visualstudio.com/en-us/products/visual-studio-community-vs.aspx" text:style-name="Internet_20_link" text:visited-style-name="Visited_20_Internet_20_Link">https://www.visualstudio.com/en-us/products/visual-studio-community-vs.aspx</text:a><text:span text:style-name="T9"> Has the best auto-completion. Top notch c# support. Javascript and python are so-so, lua is not supported at all. When creating a new project, don't forget to set '</text:span><text:span text:style-name="T10">references</text:span><text:span text:style-name="T9">' to all dll's needed in C:\yourRustServersLocation\RustDedicated_Data\Managed</text:span></text:p>
      <text:p text:style-name="Text_20_body"><text:span text:style-name="T9">Or perhaps try Komodo Edit: </text:span><text:a xlink:type="simple" xlink:href="http://komodoide.com/download/#edit" text:style-name="Internet_20_link" text:visited-style-name="Visited_20_Internet_20_Link">http://komodoide.com/download/#edit</text:a><text:span text:style-name="T9"> for some lightweight quick editing of config files and such. For when you don't want to create a whole visual studio project to just edit a single file. Support for python and javascript is ok, lua and c# are barely supported.</text:span></text:p>
      <text:h text:style-name="Heading_20_2" text:outline-level="2"/>
      <text:h text:style-name="P21" text:outline-level="2"><text:bookmark-start text:name="__RefHeading__1861_922139706"/>HelloWorld, minimal plugin, print to console<text:bookmark-end text:name="__RefHeading__1861_922139706"/></text:h>
      <text:p text:style-name="P8"><text:bookmark-start text:name="__RefHeading__1331_922139706"/><text:span text:style-name="T9">See </text:span><text:a xlink:type="simple" xlink:href="http://oxidemod.org/" text:style-name="Internet_20_link" text:visited-style-name="Visited_20_Internet_20_Link">http://oxidemod.org/</text:a><text:span text:style-name="T9"> docs for more information about plugins</text:span><text:bookmark-end text:name="__RefHeading__1331_922139706"/></text:p>
      <text:p text:style-name="P3">Go to folder C:\yourRustServersLocation\server\yourServerIdentity\oxide\plugins</text:p>
      <text:p text:style-name="P3">You don't need to have the Cs, Py, Js and Lua part at the begin of the filename. It is only to make them have different names, so they can run all together at once without creating name-issues. </text:p>
      <text:p text:style-name="P6"><text:span text:style-name="T11">Take note that the class name, if any, </text:span><text:span text:style-name="T12">should</text:span><text:span text:style-name="T11"> be </text:span><text:span text:style-name="T13">exactly</text:span><text:span text:style-name="T11"> the same as the filename without extension (the .cs, .py, .js or .lua part). </text:span></text:p>
      <text:p text:style-name="P3">So the class-name for the c# example will be CsHelloWorld</text:p>
      <text:p text:style-name="P3">This plugin shows how a <text:span text:style-name="T5">minimal plugin</text:span> looks like, and how to <text:span text:style-name="T5">print to the console</text:span></text:p>
      <text:h text:style-name="Heading_20_3" text:outline-level="3"><text:bookmark-start text:name="__RefHeading__1863_922139706"/>LuaHelloWorld.lua<text:bookmark-end text:name="__RefHeading__1863_922139706"/></text:h>
      <text:p text:style-name="Code">PLUGIN.Title = "LuaHelloWorld"</text:p>
      <text:p text:style-name="Code">PLUGIN.Version = V(0, 1, 0)</text:p>
      <text:p text:style-name="Code">PLUGIN.Author = "Bas"</text:p>
      <text:p text:style-name="Code">function PLUGIN:Init()</text:p>
      <text:p text:style-name="Code"><text:s text:c="4"/>print("Hello World from Lua") <text:s text:c="2"/></text:p>
      <text:p text:style-name="Code">end</text:p>
      <text:p text:style-name="Terminal">[Oxide] 1:20 AM [Info] Loaded plugin LuaHelloWorld v0.1.0 by Bas</text:p>
      <text:p text:style-name="Terminal">[Oxide] 1:20 AM [Info] Hello World from Lua</text:p>
      <text:h text:style-name="Heading_20_3" text:outline-level="3"/>
      <text:h text:style-name="Heading_20_3" text:outline-level="3"><text:bookmark-start text:name="__RefHeading__1865_922139706"/>CsHelloWorld.cs<text:bookmark-end text:name="__RefHeading__1865_922139706"/></text:h>
      <text:p text:style-name="Code">namespace Oxide.Plugins</text:p>
      <text:p text:style-name="Code">{</text:p>
      <text:p text:style-name="Code"><text:s text:c="4"/>[Info("HelloWorldCs", "Bas", "0.1.0")]</text:p>
      <text:p text:style-name="Code"><text:s text:c="4"/>class CsHelloWorld : RustPlugin</text:p>
      <text:p text:style-name="Code"><text:s text:c="4"/>{</text:p>
      <text:p text:style-name="Code"><text:s text:c="8"/>void Init()</text:p>
      <text:p text:style-name="Code"><text:s text:c="8"/>{</text:p>
      <text:p text:style-name="Code"><text:s text:c="12"/>System.Console.WriteLine("Hello World from Cs");</text:p>
      <text:p text:style-name="Code"><text:s text:c="8"/>}</text:p>
      <text:p text:style-name="Code"><text:s text:c="4"/>}</text:p>
      <text:p text:style-name="Code">}</text:p>
      <text:p text:style-name="Terminal">[Oxide] 12:29 AM [Info] Loaded plugin CsHelloWorld v0.1.0 by Bas</text:p>
      <text:p text:style-name="Terminal">Hello World from Cs</text:p>
      <text:h text:style-name="Heading_20_3" text:outline-level="3"/>
      <text:h text:style-name="Heading_20_3" text:outline-level="3"><text:bookmark-start text:name="__RefHeading__1867_922139706"/>JsHelloWorld.js<text:bookmark-end text:name="__RefHeading__1867_922139706"/></text:h>
      <text:p text:style-name="Code">var JsHelloWorld = {</text:p>
      <text:p text:style-name="Code"><text:s text:c="4"/>Title : "JsHelloWorld",</text:p>
      <text:p text:style-name="Code"><text:s text:c="4"/>Version : V(0, 1, 0),</text:p>
      <text:p text:style-name="Code"><text:s text:c="4"/>Author : "Bas",</text:p>
      <text:p text:style-name="Code"><text:s text:c="4"/>Init: function() {</text:p>
      <text:p text:style-name="Code"><text:s text:c="8"/>print('Hello World from Js');</text:p>
      <text:p text:style-name="Code"><text:s text:c="4"/>}</text:p>
      <text:p text:style-name="Code">}</text:p>
      <text:p text:style-name="Terminal">[Oxide] 1:14 AM [Info] Loaded plugin JsHelloWorld v0.1.0 by Bas</text:p>
      <text:p text:style-name="Terminal">[Oxide] 1:14 AM [Info] Hello World from Js</text:p>
      <text:h text:style-name="Heading_20_3" text:outline-level="3"><text:soft-page-break/></text:h>
      <text:h text:style-name="Heading_20_3" text:outline-level="3"><text:bookmark-start text:name="__RefHeading__1869_922139706"/>PyHelloWorld.py<text:bookmark-end text:name="__RefHeading__1869_922139706"/></text:h>
      <text:p text:style-name="Code">class PyHelloWorld:</text:p>
      <text:p text:style-name="Code"><text:s text:c="4"/>def __init__(self):</text:p>
      <text:p text:style-name="Code"><text:s text:c="8"/>self.Title = "PyHelloWorld"</text:p>
      <text:p text:style-name="Code"><text:s text:c="8"/>self.Version = V(0, 1, 0)</text:p>
      <text:p text:style-name="Code"><text:s text:c="8"/>self.Author = "Bas" <text:s text:c="7"/></text:p>
      <text:p text:style-name="Code"><text:s text:c="4"/>def Init(self):</text:p>
      <text:p text:style-name="Code"><text:s text:c="8"/>print 'Hello World from Py'</text:p>
      <text:p text:style-name="Terminal">[Oxide] 11:59 PM [Info] Loaded plugin PyHelloWorld v0.1.0 by Bas</text:p>
      <text:p text:style-name="Terminal">[Oxide] 11:59 PM [Info] Hello World from Py</text:p>
      <text:p text:style-name="P3"/>
      <text:h text:style-name="Heading_20_2" text:outline-level="2"/>
      <text:h text:style-name="P21" text:outline-level="2"><text:bookmark-start text:name="__RefHeading__1871_922139706"/>ChatBack, chatcommand with arguments, chat to player<text:bookmark-end text:name="__RefHeading__1871_922139706"/></text:h>
      <text:p text:style-name="P3"><text:bookmark-start text:name="__RefHeading__1333_922139706"/>A plugin that has a chat command, that will generate a 'hello back' message.<text:bookmark-end text:name="__RefHeading__1333_922139706"/></text:p>
      <text:p text:style-name="P3">It demonstrates to <text:span text:style-name="T5">create a chat command </text:span>and link it to one of your own functions, and how to extract data like displayName and userID of the player giving the chat command, and any or none <text:span text:style-name="T5">arguments</text:span>.</text:p>
      <text:p text:style-name="P3">And it shows you how to let the plugin <text:span text:style-name="T5">chat to a player</text:span></text:p>
      <text:h text:style-name="Heading_20_3" text:outline-level="3"><text:bookmark-start text:name="__RefHeading__1873_922139706"/>LuaChatBack.lua<text:bookmark-end text:name="__RefHeading__1873_922139706"/></text:h>
      <text:p text:style-name="Code">PLUGIN.Title = "LuaChatBack"</text:p>
      <text:p text:style-name="Code">PLUGIN.Author = "Bas"</text:p>
      <text:p text:style-name="Code">PLUGIN.Version = V(0, 1, 0)</text:p>
      <text:p text:style-name="Code">function PLUGIN:Init()</text:p>
      <text:p text:style-name="Code"><text:s text:c="4"/>command.AddChatCommand("hellolua", self.Object, "chat_hello")</text:p>
      <text:p text:style-name="Code">end</text:p>
      <text:p text:style-name="Code">function PLUGIN:chat_hello(player, cmd, args)</text:p>
      <text:p text:style-name="Code"><text:s text:c="4"/>rust.SendChatMessage(player, "Hello back from Lua", null, "0")</text:p>
      <text:p text:style-name="Code"><text:s text:c="4"/>--just some additional information you can use when handling the chat command</text:p>
      <text:p text:style-name="Code"><text:s text:c="4"/>print('player.displayName='..player.displayName)</text:p>
      <text:p text:style-name="Code"><text:s text:c="4"/>rust.UserIDFromPlayer(player)</text:p>
      <text:p text:style-name="Code"><text:s text:c="4"/>print('player.userID='..rust.UserIDFromPlayer(player))--lua does not know uint player.userID, it turns up as a float</text:p>
      <text:p text:style-name="Code"><text:s text:c="4"/>print('cmd='..cmd)</text:p>
      <text:p text:style-name="Code"><text:s text:c="4"/>msg='Arguments:'</text:p>
      <text:p text:style-name="Code"><text:s text:c="4"/>if args.Length == 0 then</text:p>
      <text:p text:style-name="Code"><text:s text:c="8"/>msg=msg..' None'</text:p>
      <text:p text:style-name="Code"><text:s text:c="4"/>else</text:p>
      <text:p text:style-name="Code"><text:s text:c="8"/>for i=0, args.Length-1, 1 do</text:p>
      <text:p text:style-name="Code"><text:tab/> <text:s text:c="3"/>msg=msg.." "..args[i]</text:p>
      <text:p text:style-name="Code"><text:s text:c="8"/>end</text:p>
      <text:p text:style-name="Code"><text:s text:c="4"/>end</text:p>
      <text:p text:style-name="Code"><text:s text:c="4"/>print (msg)</text:p>
      <text:p text:style-name="Code">end</text:p>
      <text:p text:style-name="P3">Type in chat:</text:p>
      <text:p text:style-name="Terminal">/hellolua test 1 23 456</text:p>
      <text:p text:style-name="P3">Get typed back:</text:p>
      <text:p text:style-name="Terminal">Hello back from Lua</text:p>
      <text:p text:style-name="P3">Server Console gives additional information:</text:p>
      <text:p text:style-name="Terminal">[Oxide] 3:18 AM [Info] player.displayName=Bas</text:p>
      <text:p text:style-name="Terminal">[Oxide] 3:18 AM [Info] player.userID=98005361191765611</text:p>
      <text:p text:style-name="Terminal">[Oxide] 3:18 AM [Info] cmd=hellolua</text:p>
      <text:p text:style-name="Terminal">[Oxide] 3:18 AM [Info] Arguments: test 1 23 456</text:p>
      <text:p text:style-name="P3"/>
      <text:h text:style-name="Heading_20_3" text:outline-level="3"/>
      <text:h text:style-name="P22" text:outline-level="3"><text:bookmark-start text:name="__RefHeading__1875_922139706"/>CsChatBack.cs<text:bookmark-end text:name="__RefHeading__1875_922139706"/></text:h>
      <text:p text:style-name="Code">namespace Oxide.Plugins</text:p>
      <text:p text:style-name="Code">{</text:p>
      <text:p text:style-name="Code"><text:s text:c="4"/>[Info("CsChatBack", "Bas", "0.1.0")]</text:p>
      <text:p text:style-name="Code"><text:s text:c="4"/>class CsChatBack : RustPlugin</text:p>
      <text:p text:style-name="Code"><text:s text:c="4"/>{</text:p>
      <text:p text:style-name="Code"><text:s text:c="8"/>[ChatCommand("hellocs")]</text:p>
      <text:p text:style-name="Code"><text:s text:c="8"/>void chat_hello(BasePlayer player, string cmd, string[] args)</text:p>
      <text:p text:style-name="Code"><text:s text:c="8"/>{</text:p>
      <text:p text:style-name="Code"><text:s text:c="12"/>player.ChatMessage("Hello back from Cs");</text:p>
      <text:p text:style-name="Code"><text:s text:c="12"/>//just some additional information you can use when handling the chat command</text:p>
      <text:p text:style-name="Code"><text:s text:c="12"/>System.Console.WriteLine("player.displayName="+player.displayName);</text:p>
      <text:p text:style-name="Code"><text:s text:c="12"/>System.Console.WriteLine("player.userID="+player.userID);</text:p>
      <text:p text:style-name="Code"><text:s text:c="12"/>System.Console.WriteLine("cmd="+cmd);</text:p>
      <text:p text:style-name="Code"><text:s text:c="12"/>if (args.Length==0){</text:p>
      <text:p text:style-name="Code"><text:s text:c="16"/>System.Console.WriteLine("Arguments: None");</text:p>
      <text:p text:style-name="Code"><text:s text:c="12"/>}else{</text:p>
      <text:p text:style-name="Code"><text:s text:c="16"/>string msg="Arguments:";</text:p>
      <text:p text:style-name="Code"><text:s text:c="16"/>foreach (string arg in args){</text:p>
      <text:p text:style-name="Code"><text:s text:c="20"/>msg=msg+" "+arg;</text:p>
      <text:p text:style-name="Code"><text:s text:c="16"/>}</text:p>
      <text:p text:style-name="Code"><text:s text:c="16"/>System.Console.WriteLine(msg);</text:p>
      <text:p text:style-name="Code"><text:s text:c="12"/>}</text:p>
      <text:p text:style-name="Code"><text:s text:c="12"/>System.Console.WriteLine("");//flush console to prevent last line not visible</text:p>
      <text:p text:style-name="Code"><text:s text:c="8"/>} <text:s text:c="11"/></text:p>
      <text:p text:style-name="Code"><text:s text:c="4"/>}</text:p>
      <text:p text:style-name="Code">}</text:p>
      <text:p text:style-name="P3">Type in chat:</text:p>
      <text:p text:style-name="Terminal">/hellocs 1 2 3</text:p>
      <text:p text:style-name="P3">Get typed back:</text:p>
      <text:p text:style-name="Terminal">Hello back from Cs</text:p>
      <text:p text:style-name="P3">Server Console gives additional information:</text:p>
      <text:p text:style-name="Terminal">[Oxide] 3:08 AM [Info] player.displayName=Bas</text:p>
      <text:p text:style-name="Terminal">[Oxide] 3:08 AM [Info] player.userID=98005361191765611</text:p>
      <text:p text:style-name="Terminal">[Oxide] 3:08 AM [Info] cmd=hellocs</text:p>
      <text:p text:style-name="Terminal">[Oxide] 3:08 AM [Info] Arguments: 1 2 3</text:p>
      <text:p text:style-name="P3"/>
      <text:h text:style-name="Heading_20_3" text:outline-level="3"/>
      <text:h text:style-name="P22" text:outline-level="3"><text:bookmark-start text:name="__RefHeading__1877_922139706"/>JsChatBack.js<text:bookmark-end text:name="__RefHeading__1877_922139706"/></text:h>
      <text:p text:style-name="Code">var JsChatBack = {</text:p>
      <text:p text:style-name="Code"><text:s text:c="4"/>Title : "JsChatBack",</text:p>
      <text:p text:style-name="Code"><text:s text:c="4"/>Author : "Bas",</text:p>
      <text:p text:style-name="Code"><text:s text:c="4"/>Version : V(0, 1, 0),</text:p>
      <text:p text:style-name="Code"><text:s text:c="4"/>Init: function() {</text:p>
      <text:p text:style-name="Code"><text:s text:c="8"/>command.AddChatCommand("hellojs", this.Plugin, "chat_hello");</text:p>
      <text:p text:style-name="Code"><text:s text:c="4"/>},</text:p>
      <text:p text:style-name="Code"><text:s text:c="4"/>chat_hello: function(player, cmd, args){</text:p>
      <text:p text:style-name="Code"><text:s text:c="8"/>rust.SendChatMessage(player, "Hello back from Js", null, "0");</text:p>
      <text:p text:style-name="Code"><text:s text:c="8"/>/*just some additional information you can use when handling the chat command*/</text:p>
      <text:p text:style-name="Code"><text:s text:c="8"/>print ("player.displayName="+player.displayName);</text:p>
      <text:p text:style-name="Code"><text:s text:c="8"/>print ("player.userID="+player.userID);</text:p>
      <text:p text:style-name="Code"><text:s text:c="8"/>print ("cmd="+cmd);</text:p>
      <text:p text:style-name="Code"><text:s text:c="8"/>if (args.length==0) {</text:p>
      <text:p text:style-name="Code"><text:s text:c="12"/>print ("Arguments: None");</text:p>
      <text:p text:style-name="Code"><text:s text:c="8"/>}else{</text:p>
      <text:p text:style-name="Code"><text:s text:c="12"/>msg="Arguments:";</text:p>
      <text:p text:style-name="Code"><text:s text:c="12"/>for (var i = 0; i &lt; args.length; i++) {</text:p>
      <text:p text:style-name="Code"><text:s text:c="16"/>msg=msg+" "+args[i];</text:p>
      <text:p text:style-name="Code"><text:s text:c="12"/>}</text:p>
      <text:p text:style-name="Code"><text:s text:c="12"/>print (msg); <text:s text:c="11"/></text:p>
      <text:p text:style-name="Code"><text:s text:c="8"/>}</text:p>
      <text:p text:style-name="Code"><text:s text:c="4"/>}</text:p>
      <text:p text:style-name="Code">}</text:p>
      <text:p text:style-name="P3">Type in chat:</text:p>
      <text:p text:style-name="Terminal">/hellojs a b c</text:p>
      <text:p text:style-name="P3">Get typed back:</text:p>
      <text:p text:style-name="Terminal">Hello back from Js</text:p>
      <text:p text:style-name="P3">Server Console gives additional information:</text:p>
      <text:p text:style-name="Terminal">[Oxide] 3:00 AM [Info] player.displayName=Bas</text:p>
      <text:p text:style-name="Terminal">[Oxide] 3:00 AM [Info] player.userID=98005361191765611</text:p>
      <text:p text:style-name="Terminal">[Oxide] 3:00 AM [Info] cmd=hellojs</text:p>
      <text:p text:style-name="Terminal">[Oxide] 3:00 AM [Info] Arguments: a b c</text:p>
      <text:p text:style-name="P3"/>
      <text:h text:style-name="Heading_20_3" text:outline-level="3"/>
      <text:h text:style-name="P22" text:outline-level="3"><text:bookmark-start text:name="__RefHeading__1879_922139706"/>PyChatBack.py<text:bookmark-end text:name="__RefHeading__1879_922139706"/></text:h>
      <text:p text:style-name="Code">class PyChatBack:</text:p>
      <text:p text:style-name="Code"><text:s text:c="4"/>def __init__(self):</text:p>
      <text:p text:style-name="Code"><text:s text:c="8"/>self.Title = 'PyChatBack'</text:p>
      <text:p text:style-name="Code"><text:s text:c="8"/>self.Author = 'Bas'</text:p>
      <text:p text:style-name="Code"><text:s text:c="8"/>self.Version = V(0, 0, 1)</text:p>
      <text:p text:style-name="Code"><text:s text:c="4"/>def Init(self):</text:p>
      <text:p text:style-name="Code"><text:s text:c="8"/>command.AddChatCommand('hellopy', self.Plugin, 'chat_hello')</text:p>
      <text:p text:style-name="Code"><text:s text:c="4"/>def chat_hello(self, player, cmd, args):</text:p>
      <text:p text:style-name="Code"><text:s text:c="8"/>rust.SendChatMessage(player, "Hello back from Py", None, "0")</text:p>
      <text:p text:style-name="Code"><text:s text:c="8"/>#just some additional information you can use when handling the chat command</text:p>
      <text:p text:style-name="Code"><text:s text:c="8"/>print 'player.displayName='+player.displayName</text:p>
      <text:p text:style-name="Code"><text:s text:c="8"/>print 'player.userID='+str(player.userID)</text:p>
      <text:p text:style-name="Code"><text:s text:c="8"/>print 'cmd='+cmd</text:p>
      <text:p text:style-name="Code"><text:s text:c="8"/>if args:</text:p>
      <text:p text:style-name="Code"><text:s text:c="12"/>print('Arguments: '+' '.join(args))</text:p>
      <text:p text:style-name="Code"><text:s text:c="8"/>else:</text:p>
      <text:p text:style-name="Code"><text:s text:c="12"/>print('Arguments: None')</text:p>
      <text:p text:style-name="P3">Type in chat:</text:p>
      <text:p text:style-name="Terminal">/hellopy test</text:p>
      <text:p text:style-name="P3">Get typed back:</text:p>
      <text:p text:style-name="Terminal">Hello back from Py</text:p>
      <text:p text:style-name="P3">Server Console gives additional information:</text:p>
      <text:p text:style-name="Terminal">[Oxide] 2:34 AM [Info] player.displayName=Bas</text:p>
      <text:p text:style-name="Terminal">[Oxide] 2:34 AM [Info] player.userID=98005361191765611</text:p>
      <text:p text:style-name="Terminal">[Oxide] 2:34 AM [Info] cmd=hellopy</text:p>
      <text:p text:style-name="Terminal">[Oxide] 2:34 AM [Info] Arguments: test</text:p>
      <text:p text:style-name="P9"/>
      <text:p text:style-name="P9"/>
      <text:h text:style-name="P21" text:outline-level="2"><text:bookmark-start text:name="__RefHeading__1881_922139706"/>AdminBroadcast, check authLevel, chat to all at once<text:bookmark-end text:name="__RefHeading__1881_922139706"/></text:h>
      <text:p text:style-name="P3"><text:bookmark-start text:name="__RefHeading__1335_922139706"/>Shows how to <text:span text:style-name="T5">broadcast a chat to all players</text:span> at once<text:bookmark-end text:name="__RefHeading__1335_922139706"/></text:p>
      <text:p text:style-name="P3">Also demonstrates how to <text:span text:style-name="T5">check the authLevel</text:span> of the player that is using the chatcommand</text:p>
      <text:p text:style-name="P4">AuthLevels are: 2 for owner, 1 for moderator, 0 for normal users</text:p>
      <text:p text:style-name="P4"/>
      <text:h text:style-name="Heading_20_3" text:outline-level="3"><text:bookmark-start text:name="__RefHeading__1883_922139706"/>LuaAdminBroadcast.lua<text:bookmark-end text:name="__RefHeading__1883_922139706"/></text:h>
      <text:p text:style-name="Code">PLUGIN.Title = "LuaAdminBroadcast"</text:p>
      <text:p text:style-name="Code">PLUGIN.Author = "Bas"</text:p>
      <text:p text:style-name="Code">PLUGIN.Version = V(0, 1, 0)</text:p>
      <text:p text:style-name="Code">function PLUGIN:Init()</text:p>
      <text:p text:style-name="Code"><text:s text:c="4"/>command.AddChatCommand("broadcastlua", self.Object, "chat_broadcast")</text:p>
      <text:p text:style-name="Code">end</text:p>
      <text:p text:style-name="Code">function PLUGIN:chat_broadcast(player, cmd, args)</text:p>
      <text:p text:style-name="Code"><text:s text:c="4"/>if player.net.connection.authLevel &gt; 0 then</text:p>
      <text:p text:style-name="Code"><text:s text:c="8"/>msg="Broadcast Message"</text:p>
      <text:p text:style-name="Code"><text:s text:c="8"/>if args.Length &gt; 0 then</text:p>
      <text:p text:style-name="Code"><text:s text:c="12"/>for i=0, args.Length-1, 1 do</text:p>
      <text:p text:style-name="Code"><text:s text:c="16"/>msg=msg.." "..args[i]</text:p>
      <text:p text:style-name="Code"><text:s text:c="12"/>end</text:p>
      <text:p text:style-name="Code"><text:s text:c="8"/>end</text:p>
      <text:p text:style-name="Code"><text:s text:c="8"/>rust.BroadcastChat("LuaAdminBroadcast",msg) <text:s text:c="5"/></text:p>
      <text:p text:style-name="Code"><text:s text:c="4"/>end <text:s text:c="3"/></text:p>
      <text:p text:style-name="Code">end</text:p>
      <text:p text:style-name="P3"/>
      <text:h text:style-name="Heading_20_3" text:outline-level="3"><text:bookmark-start text:name="__RefHeading__1885_922139706"/>CsAdminBroadcast.cs<text:bookmark-end text:name="__RefHeading__1885_922139706"/></text:h>
      <text:p text:style-name="Code">namespace Oxide.Plugins</text:p>
      <text:p text:style-name="Code">{</text:p>
      <text:p text:style-name="Code"><text:s text:c="4"/>[Info("CsAdminBroadcast", "Bas", "0.1.0")]</text:p>
      <text:p text:style-name="Code"><text:s text:c="4"/>class CsAdminBroadcast : RustPlugin</text:p>
      <text:p text:style-name="Code"><text:s text:c="4"/>{</text:p>
      <text:p text:style-name="Code"><text:s text:c="8"/>[ChatCommand("broadcastcs")]</text:p>
      <text:p text:style-name="Code"><text:s text:c="8"/>void chat_broadcast(BasePlayer player, string cmd, string[] args) {</text:p>
      <text:p text:style-name="Code"><text:s text:c="12"/>if (player.net.connection.authLevel &gt; 0) {</text:p>
      <text:p text:style-name="Code"><text:s text:c="16"/>string name = "CsAdminBroadcast";</text:p>
      <text:p text:style-name="Code"><text:s text:c="16"/>string msg="Broadcast Message";</text:p>
      <text:p text:style-name="Code"><text:s text:c="16"/>if (args.Length&gt;0) {</text:p>
      <text:p text:style-name="Code"><text:s text:c="20"/>foreach (string arg in args) {</text:p>
      <text:p text:style-name="Code"><text:s text:c="24"/>msg=msg+" "+arg;</text:p>
      <text:p text:style-name="Code"><text:s text:c="20"/>} <text:s text:c="19"/></text:p>
      <text:p text:style-name="Code"><text:s text:c="16"/>}</text:p>
      <text:p text:style-name="Code"><text:s text:c="16"/>string userID = "0";</text:p>
      <text:p text:style-name="Code"><text:s text:c="16"/>PrintToChat(name+" "+msg, userID);</text:p>
      <text:p text:style-name="Code"><text:s text:c="12"/>}</text:p>
      <text:p text:style-name="Code"><text:s text:c="8"/>} <text:s text:c="11"/></text:p>
      <text:p text:style-name="Code"><text:s text:c="4"/>}</text:p>
      <text:p text:style-name="Code">}</text:p>
      <text:p text:style-name="P3"/>
      <text:h text:style-name="Heading_20_3" text:outline-level="3"/>
      <text:h text:style-name="P22" text:outline-level="3"><text:bookmark-start text:name="__RefHeading__1887_922139706"/>JsAdminBroadcast.js<text:bookmark-end text:name="__RefHeading__1887_922139706"/></text:h>
      <text:p text:style-name="Code">var JsAdminBroadcast = {</text:p>
      <text:p text:style-name="Code"><text:s text:c="4"/>Title : "JsAdminBroadcast",</text:p>
      <text:p text:style-name="Code"><text:s text:c="4"/>Version : V(0, 1, 0),</text:p>
      <text:p text:style-name="Code"><text:s text:c="4"/>Author : "Bas",</text:p>
      <text:p text:style-name="Code"><text:s text:c="4"/>Init: function() {</text:p>
      <text:p text:style-name="Code"><text:s text:c="8"/>command.AddChatCommand("broadcastjs", this.Plugin, "chat_broadcast");</text:p>
      <text:p text:style-name="Code"><text:s text:c="4"/>},</text:p>
      <text:p text:style-name="Code"><text:s text:c="4"/>chat_broadcast: function(player, cmd, args)</text:p>
      <text:p text:style-name="Code"><text:s text:c="4"/>{</text:p>
      <text:p text:style-name="Code"><text:s text:c="8"/>if (player.net.connection.authLevel &gt; 0)</text:p>
      <text:p text:style-name="Code"><text:s text:c="8"/>{</text:p>
      <text:p text:style-name="Code"><text:s text:c="12"/>msg="Broadcast Message";</text:p>
      <text:p text:style-name="Code"><text:s text:c="12"/>if ( args.length &gt; 0)</text:p>
      <text:p text:style-name="Code"><text:s text:c="12"/>{</text:p>
      <text:p text:style-name="Code"><text:s text:c="16"/>for (var i = 0; i &lt; args.length; i++)</text:p>
      <text:p text:style-name="Code"><text:s text:c="16"/>{</text:p>
      <text:p text:style-name="Code"><text:s text:c="20"/>msg=msg+" "+args[i];</text:p>
      <text:p text:style-name="Code"><text:s text:c="16"/>}</text:p>
      <text:p text:style-name="Code"><text:s text:c="12"/>}</text:p>
      <text:p text:style-name="Code"><text:s text:c="12"/>rust.BroadcastChat("JsAdminBroadcast",msg);</text:p>
      <text:p text:style-name="Code"><text:s text:c="8"/>}</text:p>
      <text:p text:style-name="Code"><text:s text:c="4"/>}</text:p>
      <text:p text:style-name="Code">}</text:p>
      <text:p text:style-name="P3"/>
      <text:h text:style-name="Heading_20_3" text:outline-level="3"><text:bookmark-start text:name="__RefHeading__1889_922139706"/>PyAdminBroadcast.py<text:bookmark-end text:name="__RefHeading__1889_922139706"/></text:h>
      <text:p text:style-name="Code">class PyAdminBroadcast:</text:p>
      <text:p text:style-name="Code"><text:s text:c="4"/>def __init__(self):</text:p>
      <text:p text:style-name="Code"><text:s text:c="8"/>self.Title = 'PyAdminBroadcast'</text:p>
      <text:p text:style-name="Code"><text:s text:c="8"/>self.Version = V(0, 0, 1)</text:p>
      <text:p text:style-name="Code"><text:s text:c="8"/>self.Author = 'Bas'</text:p>
      <text:p text:style-name="Code"><text:s text:c="4"/>def Init(self):</text:p>
      <text:p text:style-name="Code"><text:s text:c="8"/>command.AddChatCommand('broadcastpy', self.Plugin, 'chat_broadcast')</text:p>
      <text:p text:style-name="Code"><text:s text:c="4"/>def chat_broadcast(self, player, cmd, args):</text:p>
      <text:p text:style-name="Code"><text:s text:c="8"/>msg="Broadcast Message "</text:p>
      <text:p text:style-name="Code"><text:s text:c="8"/>if args:</text:p>
      <text:p text:style-name="Code"><text:s text:c="12"/>msg=msg+' '.join(args)</text:p>
      <text:p text:style-name="Code"><text:s text:c="8"/>rust.BroadcastChat("PyAdminBroadcast",msg)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ourier New" svg:font-family="'Courier New'" style:font-adornments="Vet"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Buxton Sketch" svg:font-family="'Buxton Sketch'" style:font-adornments="Bold"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fo:background-color="transparent">
        <style:background-image/>
      </style:paragraph-properties>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Terminal" style:family="paragraph" style:parent-style-name="Text_20_body" style:class="text">
      <style:paragraph-properties fo:margin-top="0cm" fo:margin-bottom="0cm" fo:background-color="#666666" style:shadow="none">
        <style:tab-stops/>
        <style:background-image/>
      </style:paragraph-properties>
      <style:text-properties fo:color="#eeeeee" style:font-name="Courier New" fo:font-size="11pt" fo:font-weight="bold"/>
    </style:style>
    <style:style style:name="Code" style:family="paragraph" style:parent-style-name="Standard" style:class="text">
      <style:paragraph-properties fo:background-color="#ffffcc">
        <style:background-image/>
      </style:paragraph-properties>
      <style:text-properties style:font-name="Courier New" fo:font-size="10pt" fo:font-weight="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margin-top="0.52cm" fo:margin-bottom="0.711cm" fo:text-align="center" style:justify-single-word="false" fo:text-indent="0cm" style:auto-text-indent="false" style:page-number="auto" fo:background-color="#ffffff" text:number-lines="false" text:line-number="0">
        <style:background-image/>
      </style:paragraph-properties>
      <style:text-properties style:font-name="Buxton Sketch"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99cm" fo:text-align="center" style:justify-single-word="false" fo:text-indent="0cm" style:auto-text-indent="false" fo:background-color="#ffffff">
        <style:tab-stops>
          <style:tab-stop style:position="17cm" style:type="right" style:leader-style="dotted" style:leader-text="."/>
        </style:tab-stops>
        <style:background-image/>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fo:background-color="#ffffff">
        <style:tab-stops>
          <style:tab-stop style:position="16.501cm" style:type="right" style:leader-style="dotted" style:leader-text="."/>
        </style:tab-stops>
        <style:background-image/>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fo:background-color="#ffffff">
        <style:tab-stops>
          <style:tab-stop style:position="16.002cm" style:type="right" style:leader-style="dotted" style:leader-text="."/>
        </style:tab-stops>
        <style:background-image/>
      </style:paragraph-properties>
      <style:text-properties fo:font-size="12pt"/>
    </style:style>
    <style:style style:name="WindowsText" style:family="paragraph" style:parent-style-name="Standard" style:class="text">
      <style:paragraph-properties fo:margin-top="0cm" fo:margin-bottom="0cm" fo:background-color="#eeeeee" style:text-autospace="none">
        <style:background-image/>
      </style:paragraph-properties>
      <style:text-properties style:font-name="Courier New1" fo:font-size="10pt" fo:language="en" fo:country="US" fo:font-weight="normal" style:font-name-asian="Courier New1" style:font-size-asian="11pt" style:font-name-complex="Courier New1" style:font-size-complex="11pt"/>
    </style:style>
    <style:style style:name="ShortCuts" style:family="paragraph" style:parent-style-name="Terminal" style:class="text">
      <style:paragraph-properties fo:text-align="start" style:justify-single-word="false" fo:background-color="#eeeeee">
        <style:background-image/>
      </style:paragraph-properties>
      <style:text-properties fo:color="#111111" fo:font-size="11pt" fo:language="en" fo:country="US" fo:background-color="#eeeeee"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5T20:08:21.96</meta:creation-date>
    <dc:date>2015-04-25T22:32:40.55</dc:date>
    <meta:editing-duration>PT2H22M10S</meta:editing-duration>
    <meta:editing-cycles>68</meta:editing-cycles>
    <meta:generator>OpenOffice/4.1.1$Win32 OpenOffice.org_project/411m6$Build-9775</meta:generator>
    <meta:document-statistic meta:table-count="0" meta:image-count="0" meta:object-count="0" meta:page-count="20" meta:paragraph-count="527" meta:word-count="3080" meta:character-count="23122"/>
  </office:meta>
</office:document-meta>
</file>